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Console" svg:font-family="'Lucida Consol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style>
    <style:style style:name="Table1.A" style:family="table-column">
      <style:table-column-properties style:column-width="3.11cm" style:rel-column-width="13519*"/>
    </style:style>
    <style:style style:name="Table1.B" style:family="table-column">
      <style:table-column-properties style:column-width="11.964cm" style:rel-column-width="52016*"/>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5.074cm" table:align="margins"/>
    </style:style>
    <style:style style:name="Table2.A" style:family="table-column">
      <style:table-column-properties style:column-width="3.11cm" style:rel-column-width="13519*"/>
    </style:style>
    <style:style style:name="Table2.B" style:family="table-column">
      <style:table-column-properties style:column-width="11.964cm" style:rel-column-width="520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table:align="margins"/>
    </style:style>
    <style:style style:name="Table3.A" style:family="table-column">
      <style:table-column-properties style:column-width="3.11cm" style:rel-column-width="13519*"/>
    </style:style>
    <style:style style:name="Table3.B" style:family="table-column">
      <style:table-column-properties style:column-width="11.964cm" style:rel-column-width="52016*"/>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Text_20_body">
      <style:paragraph-properties style:writing-mode="lr-tb"/>
      <style:text-properties fo:language="zxx" fo:country="none" style:language-asian="zxx" style:country-asian="none" style:language-complex="zxx" style:country-complex="none"/>
    </style:style>
    <style:style style:name="P4" style:family="paragraph" style:parent-style-name="Text_20_body">
      <style:text-properties fo:language="en" fo:country="GB"/>
    </style:style>
    <style:style style:name="P5" style:family="paragraph" style:parent-style-name="Text_20_body">
      <style:text-properties fo:language="en" fo:country="US"/>
    </style:style>
    <style:style style:name="P6" style:family="paragraph" style:parent-style-name="Standard">
      <style:paragraph-properties>
        <style:tab-stops>
          <style:tab-stop style:position="0.776cm"/>
          <style:tab-stop style:position="15.222cm" style:type="right" style:leader-style="dotted" style:leader-text="."/>
        </style:tab-stops>
      </style:paragraph-properties>
      <style:text-properties fo:language="zxx" fo:country="none" style:language-asian="zxx" style:country-asian="none" style:language-complex="zxx" style:country-complex="none"/>
    </style:style>
    <style:style style:name="P7" style:family="paragraph" style:parent-style-name="Heading_20_2">
      <style:paragraph-properties style:writing-mode="lr-tb"/>
      <style:text-properties fo:language="zxx" fo:country="none"/>
    </style:style>
    <style:style style:name="P8" style:family="paragraph" style:parent-style-name="Contents_20_1">
      <style:paragraph-properties>
        <style:tab-stops>
          <style:tab-stop style:position="15.071cm" style:type="right" style:leader-style="dotted" style:leader-text="."/>
        </style:tab-stops>
      </style:paragraph-properties>
    </style:style>
    <style:style style:name="P9" style:family="paragraph" style:parent-style-name="Text_20_body">
      <style:text-properties fo:language="en" fo:country="US"/>
    </style:style>
    <style:style style:name="P10" style:family="paragraph" style:parent-style-name="Text_20_body">
      <style:text-properties fo:language="en" fo:country="US" style:font-name-complex="Calibri"/>
    </style:style>
    <style:style style:name="P11" style:family="paragraph" style:parent-style-name="Text_20_body">
      <style:paragraph-properties fo:text-align="end" style:justify-single-word="false"/>
    </style:style>
    <style:style style:name="P12" style:family="paragraph" style:parent-style-name="Text_20_body">
      <style:paragraph-properties style:writing-mode="lr-tb"/>
      <style:text-properties style:font-name="Lucida Console"/>
    </style:style>
    <style:style style:name="P13" style:family="paragraph" style:parent-style-name="Contents_20_2">
      <style:paragraph-properties>
        <style:tab-stops>
          <style:tab-stop style:position="15.071cm" style:type="right" style:leader-style="dotted" style:leader-text="."/>
        </style:tab-stops>
      </style:paragraph-properties>
    </style:style>
    <style:style style:name="P14" style:family="paragraph" style:parent-style-name="Contents_20_3">
      <style:paragraph-properties>
        <style:tab-stops>
          <style:tab-stop style:position="15.071cm" style:type="right" style:leader-style="dotted" style:leader-text="."/>
        </style:tab-stops>
      </style:paragraph-properties>
    </style:style>
    <style:style style:name="P15" style:family="paragraph" style:parent-style-name="Table_20_Contents">
      <style:text-properties fo:language="zxx" fo:country="none"/>
    </style:style>
    <style:style style:name="P16" style:family="paragraph" style:parent-style-name="Table_20_Contents">
      <style:paragraph-properties style:writing-mode="lr-tb"/>
      <style:text-properties fo:language="zxx" fo:country="none"/>
    </style:style>
    <style:style style:name="P17" style:family="paragraph" style:parent-style-name="ForsideKunstSkrift" style:master-page-name="MPF0">
      <style:paragraph-properties style:page-number="auto"/>
    </style:style>
    <style:style style:name="P18" style:family="paragraph">
      <style:paragraph-properties style:writing-mode="lr-tb"/>
    </style:style>
    <style:style style:name="T1" style:family="text">
      <style:text-properties fo:language="en" fo:country="GB"/>
    </style:style>
    <style:style style:name="T2" style:family="text">
      <style:text-properties style:font-name-asian="Cambria" style:font-name-complex="Cambria"/>
    </style:style>
    <style:style style:name="T3" style:family="text">
      <style:text-properties style:font-name-complex="Calibri"/>
    </style:style>
    <style:style style:name="T4" style:family="text">
      <style:text-properties fo:font-size="10pt" fo:language="en" fo:country="GB" style:font-size-asian="10pt" style:font-name-complex="Calibri" style:font-size-complex="10pt"/>
    </style:style>
    <style:style style:name="T5" style:family="text">
      <style:text-properties fo:language="zxx" fo:country="none" style:language-asian="zxx" style:country-asian="none" style:language-complex="zxx" style:country-complex="none"/>
    </style:style>
    <style:style style:name="T6" style:family="text">
      <style:text-properties style:language-asian="zxx" style:country-asian="none" style:language-complex="zxx" style:country-complex="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style:font-name-complex="Calibri"/>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2"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24"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25"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26"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27"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28"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29"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30"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31"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32"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33"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34"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35"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36"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37"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38"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39"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40"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41"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42"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number:date-style style:name="N76" number:automatic-order="true">
      <number:day/>
      <number:text> </number:text>
      <number:month number:style="long" number:textual="true"/>
      <number:text> </number:text>
      <number:year number:style="long"/>
    </number:date-style>
    <number:date-style style:name="N5108" number:language="da" number:country="DK">
      <number:year number:calendar="gregorian"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ForsideKunstSkrift"/>
      <text:p text:style-name="Title"><text:title>Person Master</text:title></text:p>
      <text:p text:style-name="Subtitle"><text:subject>Service description</text:subject></text:p>
      <text:p text:style-name="ForsideKunstSkrift"/>
      <text:p text:style-name="ForsideKunstSkrift"/>
      <text:p text:style-name="Standard"/>
      <text:p text:style-name="P4"><draw:g text:anchor-type="as-char" svg:y="0cm" draw:z-index="8" draw:name="Group 3" draw:style-name="gr21"><draw:g draw:name="Group 4" draw:style-name="gr2"><draw:custom-shape draw:name="AutoShape 5" draw:style-name="gr22" draw:text-style-name="P18"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23" draw:text-style-name="P18"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24" draw:text-style-name="P18"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25" draw:text-style-name="P18"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26" draw:text-style-name="P18"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27" draw:text-style-name="P18"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28" draw:text-style-name="P18"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29" draw:text-style-name="P18"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30" draw:text-style-name="P18"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31" draw:text-style-name="P18"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32" draw:text-style-name="P18"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33" draw:text-style-name="P18"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34" draw:text-style-name="P18"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35" draw:text-style-name="P18"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25" draw:text-style-name="P18"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36" draw:text-style-name="P18"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37" draw:text-style-name="P18"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38" draw:text-style-name="P18"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39" draw:text-style-name="P18"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40" draw:text-style-name="P18"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41" draw:text-style-name="P18"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42" draw:text-style-name="P18"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4">© Copyright </text:span></text:span><text:span text:style-name="Default_20_Paragraph_20_Font"><text:span text:style-name="T4"><text:date style:data-style-name="N5108" text:date-value="2012-09-02T16:34:51.11">2012</text:date></text:span></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Footer"><text:span text:style-name="Default_20_Paragraph_20_Font"><text:span text:style-name="T4"/></text:span></text:p>
      <text:p text:style-name="P11"><text:span text:style-name="Default_20_Paragraph_20_Font"><text:span text:style-name="T4">Updated: </text:span></text:span><text:span text:style-name="Default_20_Paragraph_20_Font"><text:span text:style-name="T4"><text:date style:data-style-name="N76" text:date-value="2012-09-02T16:33:17.60" text:fixed="true">2 September 2012</text:date></text:span></text:span></text:p>
      <text:p text:style-name="TOC_20_Heading">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text:a xlink:type="simple" xlink:href="#__RefHeading__1_1567338355">1 Overall description<text:tab/>3</text:a></text:p>
          <text:p text:style-name="P8"><text:a xlink:type="simple" xlink:href="#__RefHeading__1472_1541283110">2 Implementation<text:tab/>4</text:a></text:p>
          <text:p text:style-name="P13"><text:a xlink:type="simple" xlink:href="#__RefHeading__3305_628161141">2.1 Implementation summary<text:tab/>4</text:a></text:p>
          <text:p text:style-name="P13"><text:a xlink:type="simple" xlink:href="#__RefHeading__3307_628161141">2.2 General method signature<text:tab/>4</text:a></text:p>
          <text:p text:style-name="P8"><text:a xlink:type="simple" xlink:href="#__RefHeading__3757_628161141">3 Building clients<text:tab/>5</text:a></text:p>
          <text:p text:style-name="P13"><text:a xlink:type="simple" xlink:href="#__RefHeading__3759_628161141">3.1 Add a service reference<text:tab/>5</text:a></text:p>
          <text:p text:style-name="P13"><text:a xlink:type="simple" xlink:href="#__RefHeading__3761_628161141">3.2 Calling the service<text:tab/>5</text:a></text:p>
          <text:p text:style-name="P8"><text:a xlink:type="simple" xlink:href="#__RefHeading__3309_628161141">4 Method description<text:tab/>6</text:a></text:p>
          <text:p text:style-name="P13"><text:a xlink:type="simple" xlink:href="#__RefHeading__2937_512965245">4.1 GetObjectIDFromCpr<text:tab/>6</text:a></text:p>
          <text:p text:style-name="P14"><text:a xlink:type="simple" xlink:href="#__RefHeading__1913_15412831101111111111121">4.1.1 Signature<text:tab/>6</text:a></text:p>
          <text:p text:style-name="P14"><text:a xlink:type="simple" xlink:href="#__RefHeading__1478_15412831101111111111111121">4.1.2 Parameters<text:tab/>6</text:a></text:p>
          <text:p text:style-name="P14"><text:a xlink:type="simple" xlink:href="#__RefHeading__1480_15412831101111111111111121">4.1.3 Return value<text:tab/>6</text:a></text:p>
          <text:p text:style-name="P13"><text:a xlink:type="simple" xlink:href="#__RefHeading__3311_628161141">4.2 GetObjectIDsFromCprArray<text:tab/>6</text:a></text:p>
          <text:p text:style-name="P14"><text:a xlink:type="simple" xlink:href="#__RefHeading__3313_628161141">4.2.1 Signature<text:tab/>6</text:a></text:p>
          <text:p text:style-name="P14"><text:a xlink:type="simple" xlink:href="#__RefHeading__3315_628161141">4.2.2 Parameters<text:tab/>6</text:a></text:p>
          <text:p text:style-name="P14"><text:a xlink:type="simple" xlink:href="#__RefHeading__3317_628161141">4.2.3 Return value<text:tab/>7</text:a></text:p>
        </text:index-body>
      </text:table-of-content>
      <text:p text:style-name="P6"/>
      <text:h text:style-name="Heading_20_1" text:outline-level="1"><text:bookmark text:name="__RefHeading__1_1567338355"/>Overall<text:span text:style-name="T2"> </text:span>description<text:bookmark-end text:name="__RefHeading__1_1567338355"/></text:h>
      <text:p text:style-name="P5"><text:span text:style-name="T3">Person master is a web service application that is responsible for managing the identity of persons. The main usage of it is the assignment of </text:span><text:span text:style-name="T8">U</text:span><text:span text:style-name="T3">niversal </text:span><text:span text:style-name="T8">U</text:span><text:span text:style-name="T3">nique </text:span><text:span text:style-name="T8">ID</text:span><text:span text:style-name="T3">entifiers (UUID's) to persons' CPR numbers.</text:span></text:p>
      <text:p text:style-name="P5"><text:span text:style-name="T3">The application was initially created by Gentofte Kommune. Further enhancements and installer have then been created by Magenta ApS.</text:span></text:p>
      <text:h text:style-name="Heading_20_1" text:outline-level="1"><text:bookmark text:name="__RefHeading__1472_1541283110"/>Implementation<text:bookmark-end text:name="__RefHeading__1472_1541283110"/></text:h>
      <text:h text:style-name="Heading_20_2" text:outline-level="2"><text:bookmark text:name="__RefHeading__3305_628161141"/>Implementation summary<text:bookmark-end text:name="__RefHeading__3305_628161141"/></text:h>
      <text:p text:style-name="Text_20_body">The solution is implemented as a <text:span text:style-name="T7">W</text:span>indows <text:span text:style-name="T7">C</text:span>ommunication <text:span text:style-name="T7">F</text:span>oundation (WCF) service that is hosted in IIS. The solution requires .Net Framework 4.0</text:p>
      <text:p text:style-name="Text_20_body">All methods are basically implemented as database stored procedures. The WCF services initialize the input parameters and adjust the output to be returned to clients.</text:p>
      <text:h text:style-name="Heading_20_2" text:outline-level="2"><text:bookmark text:name="__RefHeading__3307_628161141"/>General method signature<text:bookmark-end text:name="__RefHeading__3307_628161141"/></text:h>
      <text:p text:style-name="P10">The overall signature for all methods is</text:p>
      <text:p text:style-name="P10">[Method Name](param1, param2,... , ref string aux)</text:p>
      <text:p text:style-name="P10">The aux parameter is used for returning any error messages that may occur in the code</text:p>
      <text:h text:style-name="Heading_20_1" text:outline-level="1"><text:bookmark text:name="__RefHeading__3757_628161141"/>Building clients<text:bookmark-end text:name="__RefHeading__3757_628161141"/></text:h>
      <text:p text:style-name="Text_20_body">In order to build a client for Person Master, you need to do some steps. The description here applies to C# / Visual Studio.NET</text:p>
      <text:h text:style-name="Heading_20_2" text:outline-level="2"><text:bookmark text:name="__RefHeading__3759_628161141"/>Add a service reference<text:bookmark-end text:name="__RefHeading__3759_628161141"/></text:h>
      <text:p text:style-name="Text_20_body">Add a reference to <text:a xlink:type="simple" xlink:href="http://personmaster/PersonmasterServiceLibrary.BasicOp.svc">http://personmaster/PersonmasterServiceLibrary.BasicOp.svc</text:a></text:p>
      <text:p text:style-name="Text_20_body">(or wherever the service is installed)</text:p>
      <text:h text:style-name="Heading_20_2" text:outline-level="2"><text:bookmark text:name="__RefHeading__3761_628161141"/>Calling the service<text:bookmark-end text:name="__RefHeading__3761_628161141"/></text:h>
      <text:p text:style-name="Text_20_body"><text:span text:style-name="CODE"><text:span text:style-name="T5">WSHttpBinding binding = new WSHttpBinding();<text:line-break/>var <text:s/>PersonMasterUrl ="</text:span></text:span><text:a xlink:type="simple" xlink:href="http://personmaster/PersonmasterServiceLibrary.BasicOp.svc"><text:span text:style-name="CODE"><text:span text:style-name="T5">http://personmaster/PersonmasterServiceLibrary.BasicOp.svc</text:span></text:span></text:a><text:span text:style-name="T5">"</text:span></text:p>
      <text:p text:style-name="P12"><text:span text:style-name="CODE"><text:span text:style-name="T5">var SpnName = “host\PersonMaster”<text:line-break/>var identity = new SpnEndpointIdentity(SpnName);<text:line-break/>EndpointAddress endPointAddress = new EndpointAddress(new Uri(PersonMasterUrl + "/PersonMasterService12"), identity);<text:line-break/>PersonMaster.BasicOpClient client = new PersonMaster.BasicOpClient(binding, endPointAddress);<text:line-break/>string[] pnrs = new string[]{&lt;pnr1&gt;,....};<text:line-break/>string aux = "";<text:line-break/>var result = client.GetObjectIDsFromCprArray("BacthClient", pnrs, ref aux);<text:line-break/>var succeeded = result.Where(res =&gt; res.HasValue).Count();<text:line-break/>var failed = result.Where(res =&gt; !res.HasValue).Count(); <text:s text:c="10"/>Console.WriteLine(string.Format("Batch finished: Size={0}, Succeeded ={1}; Failed ={2}", pnrs.Length, Succeeded, Failed));</text:span></text:span></text:p>
      <text:p text:style-name="Text_20_body"><text:span text:style-name="T5">Parameters:</text:span></text:p>
      <text:p text:style-name="Text_20_body"><text:span text:style-name="T5"/></text:p>
      <table:table table:name="Table3" table:style-name="Table3">
        <table:table-column table:style-name="Table3.A"/>
        <table:table-column table:style-name="Table3.B"/>
        <table:table-header-rows>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PersonMasterUrl</text:p>
          </table:table-cell>
          <table:table-cell table:style-name="Table3.B2" office:value-type="string">
            <text:p text:style-name="P15">URL of the installed service. Usually this is </text:p>
            <text:p text:style-name="P15">http://[WebsiteName]/PersonmasterServiceLibrary.BasicOp.svc </text:p>
            <text:p text:style-name="P15">An additional string "/PersonMasterService12" is added to use SOAP 1.2 in ths above example.</text:p>
          </table:table-cell>
        </table:table-row>
        <table:table-row>
          <table:table-cell table:style-name="Table3.A2" office:value-type="string">
            <text:p text:style-name="Table_20_Contents"><text:span text:style-name="T5">SpnName</text:span></text:p>
          </table:table-cell>
          <table:table-cell table:style-name="Table3.B2" office:value-type="string">
            <text:p text:style-name="Table_20_Contents"><text:span text:style-name="T6">Service Principal Name is a string that identifies the target service. You can get it from the service WSDL file at Xpath:<text:line-break/> //wsdl:service/wsdl:port/wsa10:EndpointReference/Identity/Spn</text:span></text:p>
          </table:table-cell>
        </table:table-row>
      </table:table>
      <text:h text:style-name="Heading_20_1" text:outline-level="1"><text:bookmark text:name="__RefHeading__3309_628161141"/>Method description<text:bookmark-end text:name="__RefHeading__3309_628161141"/></text:h>
      <text:h text:style-name="P7" text:outline-level="2"><text:bookmark text:name="__RefHeading__2937_512965245"/><text:span text:style-name="T6">GetObjectIDFromCpr</text:span><text:bookmark-end text:name="__RefHeading__2937_512965245"/></text:h>
      <text:p text:style-name="P2">Gets the UUID that corresponds to the given CPR number. If there is no UUID corresponding to the CPR number, a new UUID is created.</text:p>
      <text:h text:style-name="Heading_20_3" text:outline-level="3"><text:bookmark text:name="__RefHeading__1913_15412831101111111111121"/>Signature<text:bookmark-end text:name="__RefHeading__1913_15412831101111111111121"/></text:h>
      <text:p text:style-name="P3">Guid GetObjectIDFromCpr(string context, string cprNo, ref string aux)</text:p>
      <text:h text:style-name="Heading_20_3" text:outline-level="3"><text:bookmark text:name="__RefHeading__1478_15412831101111111111111121"/>Parameters<text:bookmark-end text:name="__RefHeading__1478_15412831101111111111111121"/></text:h>
      <table:table table:name="Table1" table:style-name="Table1">
        <table:table-column table:style-name="Table1.A"/>
        <table:table-column table:style-name="Table1.B"/>
        <table:table-header-rows>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context</text:p>
          </table:table-cell>
          <table:table-cell table:style-name="Table1.B2" office:value-type="string">
            <text:p text:style-name="P15">Arbitrary string specifying the caller's context . Can be anything</text:p>
          </table:table-cell>
        </table:table-row>
        <table:table-row>
          <table:table-cell table:style-name="Table1.A2" office:value-type="string">
            <text:p text:style-name="Table_20_Contents">cprNo</text:p>
          </table:table-cell>
          <table:table-cell table:style-name="Table1.B2" office:value-type="string">
            <text:p text:style-name="P15">10 Digit string representing the CPR number to be mapped</text:p>
          </table:table-cell>
        </table:table-row>
        <table:table-row>
          <table:table-cell table:style-name="Table1.A2" office:value-type="string">
            <text:p text:style-name="Table_20_Contents">aux</text:p>
          </table:table-cell>
          <table:table-cell table:style-name="Table1.B2" office:value-type="string">
            <text:p text:style-name="P15">Passed by reference, this parameter should contain any error(s) found during processing</text:p>
          </table:table-cell>
        </table:table-row>
      </table:table>
      <text:h text:style-name="Heading_20_3" text:outline-level="3"><text:bookmark text:name="__RefHeading__1480_15412831101111111111111121"/>Return value<text:bookmark-end text:name="__RefHeading__1480_15412831101111111111111121"/></text:h>
      <text:p text:style-name="Text_20_body">A UUID to which the CPR number is mapped. It will be equal to Guid.Empty if the operation fails.</text:p>
      <text:h text:style-name="Heading_20_2" text:outline-level="2"><text:bookmark text:name="__RefHeading__3311_628161141"/>GetObjectIDsFromCprArray<text:bookmark-end text:name="__RefHeading__3311_628161141"/></text:h>
      <text:p text:style-name="Text_20_body">This is the array version of <text:bookmark-ref text:reference-format="text" text:ref-name="__RefHeading__2937_512965245">GetObjectIDFromCpr</text:bookmark-ref>. Each given CPR number is mapped to a UUID that will be in the corresponding index position in the output.</text:p>
      <text:h text:style-name="Heading_20_3" text:outline-level="3"><text:bookmark text:name="__RefHeading__3313_628161141"/>Signature<text:bookmark-end text:name="__RefHeading__3313_628161141"/></text:h>
      <text:p text:style-name="Text_20_body">Guid?[] GetObjectIDsFromCprArray(string context, string[] cprNoArr, ref string aux)</text:p>
      <text:h text:style-name="Heading_20_3" text:outline-level="3"><text:bookmark text:name="__RefHeading__3315_628161141"/>Parameters<text:bookmark-end text:name="__RefHeading__3315_628161141"/></text:h>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Nam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context</text:p>
          </table:table-cell>
          <table:table-cell table:style-name="Table2.B2" office:value-type="string">
            <text:p text:style-name="P15">Arbitrary string specifying the caller's context . Can be anything</text:p>
          </table:table-cell>
        </table:table-row>
        <table:table-row>
          <table:table-cell table:style-name="Table2.A2" office:value-type="string">
            <text:p text:style-name="Table_20_Contents">cprNoArray</text:p>
          </table:table-cell>
          <table:table-cell table:style-name="Table2.B2" office:value-type="string">
            <text:p text:style-name="P15">Array of 10 Digit strings representing the CPR numbers to be mapped. </text:p>
          </table:table-cell>
        </table:table-row>
        <text:soft-page-break/>
        <table:table-row>
          <table:table-cell table:style-name="Table2.A2" office:value-type="string">
            <text:p text:style-name="Table_20_Contents">aux</text:p>
          </table:table-cell>
          <table:table-cell table:style-name="Table2.B2" office:value-type="string">
            <text:p text:style-name="P16">Passed by reference, this parameter should contain any error(s) found during processing. The string is formatted as :<text:line-break/>&lt;error text1&gt; : &lt;cpr1&gt; , &lt;cpr2&gt; , ...<text:line-break/>&lt;error text2&gt; : &lt;cpr3&gt; , &lt;cpr4&gt; , ....</text:p>
            <text:p text:style-name="P15">....</text:p>
            <text:p text:style-name="P16">Where &lt;error text&gt; is the failure reason</text:p>
          </table:table-cell>
        </table:table-row>
      </table:table>
      <text:h text:style-name="Heading_20_3" text:outline-level="3"><text:bookmark text:name="__RefHeading__3317_628161141"/>Return value<text:bookmark-end text:name="__RefHeading__3317_628161141"/></text:h>
      <text:p text:style-name="Standard">Array of Nullable&lt;Guid&gt; that contains the UUIDs of the input CPR numbers. Each element is the UUID of the person at the same index position in the input array. </text:p>
      <text:p text:style-name="Standard">CPR numbers that could not be mapped will have a null value at the corresponding index 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Consolas" svg:font-family="Consolas" style:font-family-generic="modern"/>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ucida Console" svg:font-family="'Lucida Consol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List_20_Paragraph" style:display-name="List Paragraph" style:family="paragraph" style:parent-style-name="Standard">
      <style:paragraph-properties fo:margin-left="1.27cm" fo:margin-right="0cm" fo:text-indent="0cm" style:auto-text-indent="false"/>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Code" style:family="paragraph" style:parent-style-name="Text_20_body">
      <style:paragraph-properties fo:margin-top="0cm" fo:margin-bottom="0cm" fo:line-height="100%"/>
      <style:text-properties style:font-name="Consolas" style:font-name-complex="Consolas"/>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WW8Num2z0" style:family="text">
      <style:text-properties style:font-name="Calibri" style:font-name-asian="Calibri" style:font-name-complex="Arial"/>
    </style:style>
    <style:style style:name="WW8Num2z1" style:family="text">
      <style:text-properties style:font-name="Courier New1" style:font-name-complex="Courier New1"/>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Calibri" style:font-name-asian="Calibri" style:font-name-complex="Arial"/>
    </style:style>
    <style:style style:name="WW8Num3z1" style:family="text">
      <style:text-properties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6_20_Char" style:display-name="Heading 6 Char" style:family="text" style:parent-style-name="Default_20_Paragraph_20_Font">
      <style:text-properties fo:color="#243f60" style:font-name="Cambria" fo:font-style="italic" style:font-name-asian="Times New Roman" style:font-style-asian="italic" style:font-name-complex="Times New Roman" style:font-style-complex="italic"/>
    </style:style>
    <style:style style:name="Heading_20_7_20_Char" style:display-name="Heading 7 Char" style:family="text" style:parent-style-name="Default_20_Paragraph_20_Font">
      <style:text-properties fo:color="#404040" style:font-name="Cambria" fo:font-style="italic" style:font-name-asian="Times New Roman" style:font-style-asian="italic" style:font-name-complex="Times New Roman" style:font-style-complex="italic"/>
    </style:style>
    <style:style style:name="Heading_20_8_20_Char" style:display-name="Heading 8 Char" style:family="text" style:parent-style-name="Default_20_Paragraph_20_Font">
      <style:text-properties fo:color="#404040" style:font-name="Cambria" fo:font-size="10pt" style:font-name-asian="Times New Roman" style:font-size-asian="10pt" style:font-name-complex="Times New Roman" style:font-size-complex="10pt"/>
    </style:style>
    <style:style style:name="Heading_20_9_20_Char" style:display-name="Heading 9 Char" style:family="text" style:parent-style-name="Default_20_Paragraph_20_Font">
      <style:text-properties fo:color="#404040" style:font-name="Cambria" fo:font-size="10pt" fo:font-style="italic" style:font-name-asian="Times New Roman" style:font-size-asian="10pt" style:font-style-asian="italic" style:font-name-complex="Times New Roman" style:font-size-complex="10pt" style:font-style-complex="italic"/>
    </style:style>
    <style:style style:name="Internet_20_link" style:display-name="Internet link" style:family="text" style:parent-style-name="Default_20_Paragraph_20_Font">
      <style:text-properties fo:color="#000000" fo:font-size="10.5pt" style:text-underline-style="none" style:font-size-asian="10.5pt"/>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Code_20_Char" style:display-name="Code Char" style:family="text" style:parent-style-name="Default_20_Paragraph_20_Font">
      <style:text-properties style:font-name="Consolas" fo:font-size="11pt" style:font-size-asian="11pt" style:font-name-complex="Consolas" style:font-size-complex="11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1"/>
    </style:style>
    <style:style style:name="WW8Num1z3" style:family="text">
      <style:text-properties style:font-name="Symbol"/>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1"/>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1"/>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1"/>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1"/>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3.507cm" fo:margin-right="1.99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4">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3.461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6">
      <style:page-layout-properties fo:page-width="21.001cm" fo:page-height="29.7cm" style:num-format="1" style:print-orientation="portrait" fo:margin-top="1.963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7">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master-page style:name="MP0" style:page-layout-name="Mpm3">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8</text:page-number></text:span></text:span></text:p>
      </style:footer>
    </style:master-page>
    <style:master-page style:name="MPF0" style:page-layout-name="Mpm4" style:next-style-name="MP1"/>
    <style:master-page style:name="MP1" style:page-layout-name="Mpm5" style:next-style-name="MP2">
      <style:header>
        <text:p text:style-name="MP1"><draw:g text:anchor-type="paragraph" draw:z-index="1"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Person Master</text:title></text:span><text:span text:style-name="MT1"><text:tab/><text:tab/></text:span><text:span text:style-name="Paginering"><text:span text:style-name="MT1"><text:page-number text:select-page="current">2</text:page-number></text:span></text:span></text:p>
      </style:footer>
    </style:master-page>
    <style:master-page style:name="MP2" style:page-layout-name="Mpm6">
      <style:header>
        <text:p text:style-name="MP1"><draw:g text:anchor-type="paragraph" draw:z-index="6"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Method description</text:chapter></text:p>
      </style:header>
      <style:footer>
        <text:p text:style-name="Footer"><text:span text:style-name="MT1"><text:title>Person Master</text:title></text:span><text:span text:style-name="MT1"><text:line-break/></text:span><text:span text:style-name="MT1"><text:subject>Service description</text:subject></text:span><text:span text:style-name="MT1"><text:tab/><text:tab/></text:span><text:span text:style-name="Paginering"><text:span text:style-name="MT1"><text:page-number text:select-page="current">7</text:page-number></text:span></text:span></text:p>
      </style:footer>
    </style:master-page>
    <style:master-page style:name="MP3" style:page-layout-name="Mpm7">
      <style:header>
        <text:p text:style-name="MP1"><draw:g text:anchor-type="paragraph" draw:z-index="7"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Person Master</text:title></text:span><text:span text:style-name="MT1"><text:tab/><text:tab/></text:span><text:span text:style-name="Paginering"><text:span text:style-name="MT1"><text:page-number text:select-page="current">8</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rson Master</dc:title>
    <meta:initial-creator>Beemen Beshara</meta:initial-creator>
    <meta:creation-date>2011-11-29T14:05:00</meta:creation-date>
    <dc:date>2012-09-02T16:34:50.68</dc:date>
    <meta:editing-cycles>81</meta:editing-cycles>
    <meta:editing-duration>PT11H1M47S</meta:editing-duration>
    <meta:generator>LibreOffice/3.4$Win32 LibreOffice_project/340m1$Build-103</meta:generator>
    <dc:subject>Service description</dc:subject>
    <meta:document-statistic meta:table-count="3" meta:image-count="0" meta:object-count="0" meta:page-count="7" meta:paragraph-count="0" meta:word-count="658" meta:character-count="4622" meta:non-whitespace-character-count="4039"/>
    <meta:user-defined meta:name="Info 1"/>
    <meta:user-defined meta:name="Info 2"/>
    <meta:user-defined meta:name="Info 3"/>
    <meta:user-defined meta:name="Info 4"/>
  </office:meta>
</office:document-meta>
</file>